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1042in solid #ffffff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70528" draw:id="id0" draw:style-name="a0" draw:name="Cuadro de texto 2" text:anchor-type="paragraph" svg:x="2.56528in" svg:y="1.05493in" svg:width="0.99931in" svg:height="0.27222in" style:rel-width="scale" style:rel-height="scale"><draw:text-box><text:p text:style-name="Normal">1 <text:s text:c="16"/>* <text:s text:c="6"/>^***ASd <text:s text:c="4"/>**++</text:p></draw:text-box><svg:title/><svg:desc/></draw:frame><draw:connector draw:type="line" svg:x1="2.58525in" svg:y1="1.35363in" svg:x2="3.4672in" svg:y2="1.35988in" draw:z-index="251668480" draw:id="id1" draw:style-name="a1" draw:name="Conector recto 8" text:anchor-type="paragraph"><svg:title/><svg:desc/></draw:connector><draw:connector draw:type="line" svg:x1="-0.02153in" svg:y1="0.63402in" svg:x2="2.61041in" svg:y2="0.62708in" draw:z-index="251664384" draw:id="id2" draw:style-name="a2" draw:name="Conector recto 5" text:anchor-type="paragraph"><svg:title/><svg:desc/></draw:connector><draw:connector draw:type="line" svg:x1="-0.02153in" svg:y1="2.25903in" svg:x2="2.58264in" svg:y2="2.25903in" draw:z-index="251663360" draw:id="id3" draw:style-name="a3" draw:name="Conector recto 4" text:anchor-type="paragraph"><svg:title/><svg:desc/></draw:connector><draw:frame draw:z-index="251661312" draw:id="id4" draw:style-name="a4" draw:name="Cuadro de texto 2" text:anchor-type="paragraph" svg:x="-0.01458in" svg:y="0.37014in" svg:width="2.61042in" svg:height="1.53542in" style:rel-width="scale" style:rel-height="scale"><draw:text-box><text:p text:style-name="Normal">Houston</text:p><text:p text:style-name="Normal">Id: Int</text:p><text:p text:style-name="Normal">Nombre: String</text:p><text:p text:style-name="Normal">Capacidad: int</text:p><text:p text:style-name="Normal">Num_lanz: int</text:p><text:p text:style-name="Normal">Lanzamientos: ArrayList Rocket</text:p><text:p text:style-name="Normal">getId()</text:p><text:p text:style-name="Normal">setId()</text:p><text:p text:style-name="Normal">getNombre()</text:p><text:p text:style-name="Normal">setNombre()</text:p><text:p text:style-name="Normal">getCapacidad()</text:p><text:p text:style-name="Normal">setCapacidad()</text:p><text:p text:style-name="Normal">getNumlanz()</text:p><text:p text:style-name="Normal">setNumlanz()</text:p><text:p text:style-name="Normal">getLanzamientos()</text:p><text:p text:style-name="Normal">setLanzamientos()</text:p><text:p text:style-name="Normal">cohe_lanz(list lanz, int id)</text:p><text:p text:style-name="Normal">Add_rocket(rocket rock)</text:p><text:p text:style-name="Normal">Remove_rocket(rocket rock)</text:p><text:p text:style-name="Normal">N_lanzamientos(int Num_lanz)</text:p><text:p text:style-name="Normal">N_esperando(ArrayList Lanzamientos)</text:p></draw:text-box><svg:title/><svg:desc/></draw:frame><draw:connector draw:type="line" svg:x1="3.44375in" svg:y1="2.22431in" svg:x2="5.8in" svg:y2="2.2375in" draw:z-index="251667456" draw:id="id5" draw:style-name="a5" draw:name="Conector recto 7" text:anchor-type="paragraph"><svg:title/><svg:desc/></draw:connector><draw:connector draw:type="line" svg:x1="3.47014in" svg:y1="0.62014in" svg:x2="5.81389in" svg:y2="0.62014in" draw:z-index="251666432" draw:id="id6" draw:style-name="a6" draw:name="Conector recto 6" text:anchor-type="paragraph"><svg:title/><svg:desc/></draw:connector><draw:frame draw:z-index="251659264" draw:id="id7" draw:style-name="a7" draw:name="Cuadro de texto 2" text:anchor-type="paragraph" svg:x="3.46667in" svg:y="0.33194in" svg:width="2.58125in" svg:height="1.53542in" style:rel-width="scale" style:rel-height="scale"><draw:text-box><text:p text:style-name="Normal">Rocket</text:p><text:p text:style-name="Normal">Fecha_lanzamiento: Date</text:p><text:p text:style-name="Normal">Nombre: String</text:p><text:p text:style-name="Normal">Id: int</text:p><text:p text:style-name="Normal">Id_base: int</text:p><text:p text:style-name="Normal">Estado_mision: enum</text:p><text:p text:style-name="Normal">getId()</text:p><text:p text:style-name="Normal">setId()</text:p><text:p text:style-name="Normal">getNombre()</text:p><text:p text:style-name="Normal">setNombre()</text:p><text:p text:style-name="Normal">getIdbase()</text:p><text:p text:style-name="Normal">setIdbase()</text:p><text:p text:style-name="Normal">getEstadomision()</text:p><text:p text:style-name="Normal">setEstadomision()</text:p><text:p text:style-name="Normal">Cambiar_fecha(Date fecha)</text:p><text:p text:style-name="Normal">Cambiar_estado(Estado_mision)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ernández Funcia, Jesús</meta:initial-creator>
    <dc:creator>Fernández Porto, Eligio Manuel</dc:creator>
    <meta:creation-date>2022-11-30T11:06:00Z</meta:creation-date>
    <dc:date>2022-11-30T13:00:00Z</dc:date>
    <meta:template xlink:href="Normal" xlink:type="simple"/>
    <meta:editing-cycles>2</meta:editing-cycles>
    <meta:editing-duration>PT2220S</meta:editing-duration>
    <meta:document-statistic meta:page-count="1" meta:paragraph-count="1" meta:word-count="1" meta:character-count="8" meta:row-count="1" meta:non-whitespace-character-count="8"/>
  </office:meta>
</office:document-meta>
</file>